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UNO_MAIA_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21 USF MAIS PROFESSOR BRUNO MAI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BRUNO MAIA IV, 0000152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4H57M0S" table:style-name="ce3">
            <text:p>14:5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REGINA NILO DE SOUZA</text:p>
          </table:table-cell>
          <table:table-cell office:value-type="date" office:date-value="1993-02-25T00:00:00" table:style-name="ce2">
            <text:p>25/02/1993</text:p>
          </table:table-cell>
          <table:table-cell office:value-type="string" table:style-name="ce1">
            <text:p>32 anos e 6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292.224-61</text:p>
          </table:table-cell>
          <table:table-cell office:value-type="float" office:value="708002394379820" table:style-name="ce1">
            <text:p>7,08002E+14</text:p>
          </table:table-cell>
          <table:table-cell office:value-type="string" table:style-name="ce1">
            <text:p>(81) 99301-18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sélia</text:p>
          </table:table-cell>
          <table:table-cell office:value-type="string" table:style-name="ce1">
            <text:p>133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9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157" table:style-name="ce1">
            <text:p>157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110/7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SSIA ROBERTO OLIVEIRA DE ANDRADE</text:p>
          </table:table-cell>
          <table:table-cell office:value-type="date" office:date-value="1998-10-07T00:00:00" table:style-name="ce2">
            <text:p>07/10/1998</text:p>
          </table:table-cell>
          <table:table-cell office:value-type="string" table:style-name="ce1">
            <text:p>26 anos e 10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1.540.164-90</text:p>
          </table:table-cell>
          <table:table-cell office:value-type="float" office:value="708906704953118" table:style-name="ce1">
            <text:p>7,08907E+14</text:p>
          </table:table-cell>
          <table:table-cell office:value-type="string" table:style-name="ce1">
            <text:p>(81) 98694-07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o leôncio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4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.8" table:style-name="ce1">
            <text:p>99,8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9/74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RAYANNE FARIAS DO NASCIMENTO</text:p>
          </table:table-cell>
          <table:table-cell office:value-type="date" office:date-value="1999-06-22T00:00:00" table:style-name="ce2">
            <text:p>22/06/1999</text:p>
          </table:table-cell>
          <table:table-cell office:value-type="string" table:style-name="ce1">
            <text:p>26 anos e 2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6.833.834-60</text:p>
          </table:table-cell>
          <table:table-cell office:value-type="float" office:value="708008385158529" table:style-name="ce1">
            <text:p>7,08008E+14</text:p>
          </table:table-cell>
          <table:table-cell office:value-type="string" table:style-name="ce1">
            <text:p>(81) 99745-31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745-31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molândia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0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7" table:style-name="ce1">
            <text:p>60,7</text:p>
          </table:table-cell>
          <table:table-cell office:value-type="float" office:value="159" table:style-name="ce1">
            <text:p>159</text:p>
          </table:table-cell>
          <table:table-cell office:value-type="date" office:date-value="2025-05-21T00:00:00" table:style-name="ce2">
            <text:p>21/05/2025</text:p>
          </table:table-cell>
          <table:table-cell office:value-type="string" table:style-name="ce1">
            <text:p>110/60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Habitual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BECA DOS SANTOS RAMOS</text:p>
          </table:table-cell>
          <table:table-cell office:value-type="date" office:date-value="1991-01-12T00:00:00" table:style-name="ce2">
            <text:p>12/01/1991</text:p>
          </table:table-cell>
          <table:table-cell office:value-type="string" table:style-name="ce1">
            <text:p>34 anos e 7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461.054-80</text:p>
          </table:table-cell>
          <table:table-cell office:value-type="float" office:value="705509441574210" table:style-name="ce1">
            <text:p>7,05509E+14</text:p>
          </table:table-cell>
          <table:table-cell office:value-type="string" table:style-name="ce1">
            <text:p>(81) 98676-49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molândia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0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3" table:style-name="ce1">
            <text:p>85,3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10/72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MARIA GOMES DE LIMA</text:p>
          </table:table-cell>
          <table:table-cell office:value-type="date" office:date-value="1995-04-15T00:00:00" table:style-name="ce2">
            <text:p>15/04/1995</text:p>
          </table:table-cell>
          <table:table-cell office:value-type="string" table:style-name="ce1">
            <text:p>30 anos e 4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7.537.274-71</text:p>
          </table:table-cell>
          <table:table-cell office:value-type="float" office:value="700605424998568" table:style-name="ce1">
            <text:p>7,00605E+14</text:p>
          </table:table-cell>
          <table:table-cell office:value-type="string" table:style-name="ce1">
            <text:p>(81) 98225-38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órrego do leôncio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7" table:style-name="ce1">
            <text:p>91,7</text:p>
          </table:table-cell>
          <table:table-cell office:value-type="float" office:value="162" table:style-name="ce1">
            <text:p>162</text:p>
          </table:table-cell>
          <table:table-cell office:value-type="date" office:date-value="2024-09-04T00:00:00" table:style-name="ce2">
            <text:p>04/09/2024</text:p>
          </table:table-cell>
          <table:table-cell office:value-type="string" table:style-name="ce1">
            <text:p>120/80</text:p>
          </table:table-cell>
          <table:table-cell office:value-type="date" office:date-value="2024-09-04T00:00:00" table:style-name="ce2">
            <text:p>04/09/2024</text:p>
          </table:table-cell>
          <table:table-cell office:value-type="string" table:style-name="ce1">
            <text:p>Alto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COSTA DE ARAUJO</text:p>
          </table:table-cell>
          <table:table-cell office:value-type="date" office:date-value="2005-11-22T00:00:00" table:style-name="ce2">
            <text:p>22/11/2005</text:p>
          </table:table-cell>
          <table:table-cell office:value-type="string" table:style-name="ce1">
            <text:p>19 anos e 9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9.223.544-83</text:p>
          </table:table-cell>
          <table:table-cell office:value-type="float" office:value="704807090897648" table:style-name="ce1">
            <text:p>7,04807E+14</text:p>
          </table:table-cell>
          <table:table-cell office:value-type="string" table:style-name="ce1">
            <text:p>(81) 98558-5094</text:p>
          </table:table-cell>
          <table:table-cell office:value-type="string" table:style-name="ce1">
            <text:p>(81) 3268-8536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él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ACAS 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9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55" table:style-name="ce1">
            <text:p>85,55</text:p>
          </table:table-cell>
          <table:table-cell office:value-type="float" office:value="164" table:style-name="ce1">
            <text:p>164</text:p>
          </table:table-cell>
          <table:table-cell office:value-type="date" office:date-value="2021-08-19T00:00:00" table:style-name="ce2">
            <text:p>19/08/2021</text:p>
          </table:table-cell>
          <table:table-cell office:value-type="string" table:style-name="ce1">
            <text:p>110/70</text:p>
          </table:table-cell>
          <table:table-cell office:value-type="date" office:date-value="2021-08-19T00:00:00" table:style-name="ce2">
            <text:p>19/08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5" table:style-name="ce1">
            <text:p>2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LEIDE PAZ DA SILVA</text:p>
          </table:table-cell>
          <table:table-cell office:value-type="date" office:date-value="1999-08-15T00:00:00" table:style-name="ce2">
            <text:p>15/08/1999</text:p>
          </table:table-cell>
          <table:table-cell office:value-type="string" table:style-name="ce1">
            <text:p>26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0.740.854-43</text:p>
          </table:table-cell>
          <table:table-cell office:value-type="float" office:value="707408052583673" table:style-name="ce1">
            <text:p>7,07408E+14</text:p>
          </table:table-cell>
          <table:table-cell office:value-type="string" table:style-name="ce1">
            <text:p>(81) 98326-11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Águia branca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51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900000000000006" table:style-name="ce1">
            <text:p>67,9</text:p>
          </table:table-cell>
          <table:table-cell office:value-type="float" office:value="161" table:style-name="ce1">
            <text:p>161</text:p>
          </table:table-cell>
          <table:table-cell office:value-type="date" office:date-value="2025-03-27T00:00:00" table:style-name="ce2">
            <text:p>27/03/2025</text:p>
          </table:table-cell>
          <table:table-cell office:value-type="string" table:style-name="ce1">
            <text:p>89/52</text:p>
          </table:table-cell>
          <table:table-cell office:value-type="date" office:date-value="2025-03-27T00:00:00" table:style-name="ce2">
            <text:p>27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ELE ALVES PEREIRA DA SILVA</text:p>
          </table:table-cell>
          <table:table-cell office:value-type="date" office:date-value="2003-07-05T00:00:00" table:style-name="ce2">
            <text:p>05/07/2003</text:p>
          </table:table-cell>
          <table:table-cell office:value-type="string" table:style-name="ce1">
            <text:p>22 anos e 1 mê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353.954-89</text:p>
          </table:table-cell>
          <table:table-cell office:value-type="float" office:value="702907572668677" table:style-name="ce1">
            <text:p>7,02908E+14</text:p>
          </table:table-cell>
          <table:table-cell office:value-type="string" table:style-name="ce1">
            <text:p>(81) 98712-29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élia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90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7" table:style-name="ce1">
            <text:p>68,7</text:p>
          </table:table-cell>
          <table:table-cell office:value-type="float" office:value="151" table:style-name="ce1">
            <text:p>151</text:p>
          </table:table-cell>
          <table:table-cell office:value-type="date" office:date-value="2022-10-04T00:00:00" table:style-name="ce2">
            <text:p>04/10/2022</text:p>
          </table:table-cell>
          <table:table-cell office:value-type="string" table:style-name="ce1">
            <text:p>105/60</text:p>
          </table:table-cell>
          <table:table-cell office:value-type="date" office:date-value="2022-10-04T00:00:00" table:style-name="ce2">
            <text:p>04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8" table:style-name="ce1">
            <text:p>16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ANUELLE JUSTINO ALVES</text:p>
          </table:table-cell>
          <table:table-cell office:value-type="date" office:date-value="1997-12-11T00:00:00" table:style-name="ce2">
            <text:p>11/12/1997</text:p>
          </table:table-cell>
          <table:table-cell office:value-type="string" table:style-name="ce1">
            <text:p>27 anos e 8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2.072.514-54</text:p>
          </table:table-cell>
          <table:table-cell office:value-type="float" office:value="704800039312143" table:style-name="ce1">
            <text:p>7,048E+14</text:p>
          </table:table-cell>
          <table:table-cell office:value-type="string" table:style-name="ce1">
            <text:p>(81) 99600-80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 subida do corrego do leoncio</text:p>
          </table:table-cell>
          <table:table-cell office:value-type="string" table:style-name="ce1">
            <text:p>12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4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.8" table:style-name="ce1">
            <text:p>102,8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25/8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UANY AYSHA DA SILVA BARBOSA DE LIMA</text:p>
          </table:table-cell>
          <table:table-cell office:value-type="date" office:date-value="2004-12-16T00:00:00" table:style-name="ce2">
            <text:p>16/12/2004</text:p>
          </table:table-cell>
          <table:table-cell office:value-type="string" table:style-name="ce1">
            <text:p>20 anos e 8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874.184-28</text:p>
          </table:table-cell>
          <table:table-cell office:value-type="float" office:value="898003062388783" table:style-name="ce1">
            <text:p>8,98003E+14</text:p>
          </table:table-cell>
          <table:table-cell office:value-type="string" table:style-name="ce1">
            <text:p>(81) 99269-64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molandia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4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5" table:style-name="ce1">
            <text:p>51,5</text:p>
          </table:table-cell>
          <table:table-cell office:value-type="float" office:value="156" table:style-name="ce1">
            <text:p>156</text:p>
          </table:table-cell>
          <table:table-cell office:value-type="date" office:date-value="2024-08-13T00:00:00" table:style-name="ce2">
            <text:p>13/08/2024</text:p>
          </table:table-cell>
          <table:table-cell office:value-type="string" table:style-name="ce1">
            <text:p>90/60</text:p>
          </table:table-cell>
          <table:table-cell office:value-type="date" office:date-value="2025-03-11T00:00:00" table:style-name="ce2">
            <text:p>11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BINOÃ DOS SANTOS PEREIRA</text:p>
          </table:table-cell>
          <table:table-cell office:value-type="date" office:date-value="1987-07-04T00:00:00" table:style-name="ce2">
            <text:p>04/07/1987</text:p>
          </table:table-cell>
          <table:table-cell office:value-type="string" table:style-name="ce1">
            <text:p>38 anos e 1 mê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8.204.804-83</text:p>
          </table:table-cell>
          <table:table-cell office:value-type="float" office:value="200334970490007" table:style-name="ce1">
            <text:p>2,00335E+14</text:p>
          </table:table-cell>
          <table:table-cell office:value-type="string" table:style-name="ce1">
            <text:p>(81) 99617-19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agundes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80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9" table:style-name="ce1">
            <text:p>97,9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25/8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TANIA DO NASCIMENTO SILVA</text:p>
          </table:table-cell>
          <table:table-cell office:value-type="date" office:date-value="1993-03-31T00:00:00" table:style-name="ce2">
            <text:p>31/03/1993</text:p>
          </table:table-cell>
          <table:table-cell office:value-type="string" table:style-name="ce1">
            <text:p>32 anos e 5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753.194-83</text:p>
          </table:table-cell>
          <table:table-cell office:value-type="float" office:value="703405287136612" table:style-name="ce1">
            <text:p>7,03405E+14</text:p>
          </table:table-cell>
          <table:table-cell office:value-type="string" table:style-name="ce1">
            <text:p>(81) 99538-80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emeni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5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540000000000006" table:style-name="ce1">
            <text:p>72,54</text:p>
          </table:table-cell>
          <table:table-cell office:value-type="float" office:value="152" table:style-name="ce1">
            <text:p>152</text:p>
          </table:table-cell>
          <table:table-cell office:value-type="date" office:date-value="2022-05-10T00:00:00" table:style-name="ce2">
            <text:p>10/05/2022</text:p>
          </table:table-cell>
          <table:table-cell office:value-type="string" table:style-name="ce1">
            <text:p>90/70</text:p>
          </table:table-cell>
          <table:table-cell office:value-type="date" office:date-value="2022-05-10T00:00:00" table:style-name="ce2">
            <text:p>10/05/2022</text:p>
          </table:table-cell>
          <table:table-cell office:value-type="string" table:style-name="ce1">
            <text:p>Habitual</text:p>
          </table:table-cell>
          <table:table-cell office:value-type="float" office:value="215" table:style-name="ce1">
            <text:p>215</text:p>
          </table:table-cell>
          <table:table-cell office:value-type="float" office:value="6" table:style-name="ce1">
            <text:p>6</text:p>
          </table:table-cell>
          <table:table-cell office:value-type="float" office:value="215" table:style-name="ce1">
            <text:p>21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IANA SANTOS DA SILVA</text:p>
          </table:table-cell>
          <table:table-cell office:value-type="date" office:date-value="1991-06-19T00:00:00" table:style-name="ce2">
            <text:p>19/06/1991</text:p>
          </table:table-cell>
          <table:table-cell office:value-type="string" table:style-name="ce1">
            <text:p>34 anos e 2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000.504-71</text:p>
          </table:table-cell>
          <table:table-cell office:value-type="float" office:value="702408085025628" table:style-name="ce1">
            <text:p>7,02408E+14</text:p>
          </table:table-cell>
          <table:table-cell office:value-type="string" table:style-name="ce1">
            <text:p>(81) 99723-29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ussaí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.8" table:style-name="ce1">
            <text:p>112,8</text:p>
          </table:table-cell>
          <table:table-cell office:value-type="float" office:value="162" table:style-name="ce1">
            <text:p>162</text:p>
          </table:table-cell>
          <table:table-cell office:value-type="date" office:date-value="2024-09-04T00:00:00" table:style-name="ce2">
            <text:p>04/09/2024</text:p>
          </table:table-cell>
          <table:table-cell office:value-type="string" table:style-name="ce1">
            <text:p>120/70</text:p>
          </table:table-cell>
          <table:table-cell office:value-type="date" office:date-value="2024-09-04T00:00:00" table:style-name="ce2">
            <text:p>04/09/2024</text:p>
          </table:table-cell>
          <table:table-cell office:value-type="string" table:style-name="ce1">
            <text:p>Habitual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ONAI LUIZ DA SILVA</text:p>
          </table:table-cell>
          <table:table-cell office:value-type="date" office:date-value="1996-01-11T00:00:00" table:style-name="ce2">
            <text:p>11/01/1996</text:p>
          </table:table-cell>
          <table:table-cell office:value-type="string" table:style-name="ce1">
            <text:p>29 anos e 7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637.034-01</text:p>
          </table:table-cell>
          <table:table-cell office:value-type="float" office:value="700608464976967" table:style-name="ce1">
            <text:p>7,00608E+14</text:p>
          </table:table-cell>
          <table:table-cell office:value-type="string" table:style-name="ce1">
            <text:p>(81) 9959-50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gaci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" table:style-name="ce1">
            <text:p>66</text:p>
          </table:table-cell>
          <table:table-cell office:value-type="float" office:value="167" table:style-name="ce1">
            <text:p>167</text:p>
          </table:table-cell>
          <table:table-cell office:value-type="date" office:date-value="2023-05-29T00:00:00" table:style-name="ce2">
            <text:p>29/05/2023</text:p>
          </table:table-cell>
          <table:table-cell office:value-type="string" table:style-name="ce1">
            <text:p>110/75</text:p>
          </table:table-cell>
          <table:table-cell office:value-type="date" office:date-value="2023-05-29T00:00:00" table:style-name="ce2">
            <text:p>29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RANCIELLY DA SILVA DANTAS</text:p>
          </table:table-cell>
          <table:table-cell office:value-type="date" office:date-value="2006-11-04T00:00:00" table:style-name="ce2">
            <text:p>04/11/2006</text:p>
          </table:table-cell>
          <table:table-cell office:value-type="string" table:style-name="ce1">
            <text:p>18 anos e 9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017.654-08</text:p>
          </table:table-cell>
          <table:table-cell office:value-type="float" office:value="702109746723995" table:style-name="ce1">
            <text:p>7,0211E+14</text:p>
          </table:table-cell>
          <table:table-cell office:value-type="string" table:style-name="ce1">
            <text:p>(81) 98345-83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oséli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9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5" table:style-name="ce1">
            <text:p>62,5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100/6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Habitual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LE ROSELINE DE SOUZA</text:p>
          </table:table-cell>
          <table:table-cell office:value-type="date" office:date-value="1986-09-15T00:00:00" table:style-name="ce2">
            <text:p>15/09/1986</text:p>
          </table:table-cell>
          <table:table-cell office:value-type="string" table:style-name="ce1">
            <text:p>38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4.551.064-30</text:p>
          </table:table-cell>
          <table:table-cell office:value-type="float" office:value="704605630239122" table:style-name="ce1">
            <text:p>7,04606E+14</text:p>
          </table:table-cell>
          <table:table-cell office:value-type="string" table:style-name="ce1">
            <text:p>(81) 99806-2373</text:p>
          </table:table-cell>
          <table:table-cell office:value-type="string" table:style-name="ce1">
            <text:p>(81) 3442-3252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rrego da areia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152" table:style-name="ce1">
            <text:p>152</text:p>
          </table:table-cell>
          <table:table-cell office:value-type="date" office:date-value="2025-02-26T00:00:00" table:style-name="ce2">
            <text:p>26/02/2025</text:p>
          </table:table-cell>
          <table:table-cell office:value-type="string" table:style-name="ce1">
            <text:p>120/60</text:p>
          </table:table-cell>
          <table:table-cell office:value-type="date" office:date-value="2025-02-26T00:00:00" table:style-name="ce2">
            <text:p>26/02/2025</text:p>
          </table:table-cell>
          <table:table-cell office:value-type="string" table:style-name="ce1">
            <text:p>Habitual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DAMASCENO DA SILVA</text:p>
          </table:table-cell>
          <table:table-cell office:value-type="date" office:date-value="1998-05-23T00:00:00" table:style-name="ce2">
            <text:p>23/05/1998</text:p>
          </table:table-cell>
          <table:table-cell office:value-type="string" table:style-name="ce1">
            <text:p>27 anos e 3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3.129.604-48</text:p>
          </table:table-cell>
          <table:table-cell office:value-type="float" office:value="707604293786097" table:style-name="ce1">
            <text:p>7,07604E+14</text:p>
          </table:table-cell>
          <table:table-cell office:value-type="string" table:style-name="ce1">
            <text:p>(81) 99632-6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osélia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9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120/80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SSA GOMES DA SILVA</text:p>
          </table:table-cell>
          <table:table-cell office:value-type="date" office:date-value="1993-05-26T00:00:00" table:style-name="ce2">
            <text:p>26/05/1993</text:p>
          </table:table-cell>
          <table:table-cell office:value-type="string" table:style-name="ce1">
            <text:p>32 anos e 3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5.606.364-05</text:p>
          </table:table-cell>
          <table:table-cell office:value-type="float" office:value="704809059935845" table:style-name="ce1">
            <text:p>7,04809E+14</text:p>
          </table:table-cell>
          <table:table-cell office:value-type="string" table:style-name="ce1">
            <text:p>(81) 99492-90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raolândi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63" table:style-name="ce1">
            <text:p>163</text:p>
          </table:table-cell>
          <table:table-cell office:value-type="date" office:date-value="2023-12-13T00:00:00" table:style-name="ce2">
            <text:p>13/12/2023</text:p>
          </table:table-cell>
          <table:table-cell office:value-type="string" table:style-name="ce1">
            <text:p>110/70</text:p>
          </table:table-cell>
          <table:table-cell office:value-type="date" office:date-value="2023-12-13T00:00:00" table:style-name="ce2">
            <text:p>13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SSUCENA ARAUJO DE FRANÇA</text:p>
          </table:table-cell>
          <table:table-cell office:value-type="date" office:date-value="2000-10-08T00:00:00" table:style-name="ce2">
            <text:p>08/10/2000</text:p>
          </table:table-cell>
          <table:table-cell office:value-type="string" table:style-name="ce1">
            <text:p>24 anos e 10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6.843.054-64</text:p>
          </table:table-cell>
          <table:table-cell office:value-type="float" office:value="200339103290018" table:style-name="ce1">
            <text:p>2,00339E+14</text:p>
          </table:table-cell>
          <table:table-cell office:value-type="string" table:style-name="ce1">
            <text:p>(81) 98657-32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Do açafrão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9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.7" table:style-name="ce1">
            <text:p>112,7</text:p>
          </table:table-cell>
          <table:table-cell office:value-type="float" office:value="167" table:style-name="ce1">
            <text:p>167</text:p>
          </table:table-cell>
          <table:table-cell office:value-type="date" office:date-value="2025-02-19T00:00:00" table:style-name="ce2">
            <text:p>19/02/2025</text:p>
          </table:table-cell>
          <table:table-cell office:value-type="string" table:style-name="ce1">
            <text:p>140/90</text:p>
          </table:table-cell>
          <table:table-cell office:value-type="date" office:date-value="2025-04-11T00:00:00" table:style-name="ce2">
            <text:p>11/04/2025</text:p>
          </table:table-cell>
          <table:table-cell office:value-type="string" table:style-name="ce1">
            <text:p>Habitual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NE DA SILVA QUINTELA</text:p>
          </table:table-cell>
          <table:table-cell office:value-type="date" office:date-value="1991-10-08T00:00:00" table:style-name="ce2">
            <text:p>08/10/1991</text:p>
          </table:table-cell>
          <table:table-cell office:value-type="string" table:style-name="ce1">
            <text:p>33 anos e 10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234.404-85</text:p>
          </table:table-cell>
          <table:table-cell office:value-type="float" office:value="708203629815942" table:style-name="ce1">
            <text:p>7,08204E+14</text:p>
          </table:table-cell>
          <table:table-cell office:value-type="string" table:style-name="ce1">
            <text:p>(81) 98644-11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io tig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62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8" table:style-name="ce1">
            <text:p>74,8</text:p>
          </table:table-cell>
          <table:table-cell office:value-type="float" office:value="160" table:style-name="ce1">
            <text:p>160</text:p>
          </table:table-cell>
          <table:table-cell office:value-type="date" office:date-value="2025-02-12T00:00:00" table:style-name="ce2">
            <text:p>12/02/2025</text:p>
          </table:table-cell>
          <table:table-cell office:value-type="string" table:style-name="ce1">
            <text:p>100/60</text:p>
          </table:table-cell>
          <table:table-cell office:value-type="date" office:date-value="2025-02-12T00:00:00" table:style-name="ce2">
            <text:p>12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NIELLE DOS SANTOS RODRIGUES</text:p>
          </table:table-cell>
          <table:table-cell office:value-type="date" office:date-value="1997-12-11T00:00:00" table:style-name="ce2">
            <text:p>11/12/1997</text:p>
          </table:table-cell>
          <table:table-cell office:value-type="string" table:style-name="ce1">
            <text:p>27 anos e 8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004.484-93</text:p>
          </table:table-cell>
          <table:table-cell office:value-type="float" office:value="700006440430607" table:style-name="ce1">
            <text:p>7,00006E+14</text:p>
          </table:table-cell>
          <table:table-cell office:value-type="string" table:style-name="ce1">
            <text:p>(81) 99664-24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aracan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49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149" table:style-name="ce1">
            <text:p>149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120/6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ESTEVAO COSTA DE MOURA</text:p>
          </table:table-cell>
          <table:table-cell office:value-type="date" office:date-value="1993-08-28T00:00:00" table:style-name="ce2">
            <text:p>28/08/1993</text:p>
          </table:table-cell>
          <table:table-cell office:value-type="string" table:style-name="ce1">
            <text:p>32 ano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291.454-50</text:p>
          </table:table-cell>
          <table:table-cell office:value-type="float" office:value="706306770312477" table:style-name="ce1">
            <text:p>7,06307E+14</text:p>
          </table:table-cell>
          <table:table-cell office:value-type="string" table:style-name="ce1">
            <text:p>(81) 99702-18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Do comissári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6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20/8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EN ALINE BEZERRA SILVA</text:p>
          </table:table-cell>
          <table:table-cell office:value-type="date" office:date-value="1996-07-31T00:00:00" table:style-name="ce2">
            <text:p>31/07/1996</text:p>
          </table:table-cell>
          <table:table-cell office:value-type="string" table:style-name="ce1">
            <text:p>29 anos e 1 mê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637.024-66</text:p>
          </table:table-cell>
          <table:table-cell office:value-type="float" office:value="700008285111304" table:style-name="ce1">
            <text:p>7,00008E+14</text:p>
          </table:table-cell>
          <table:table-cell office:value-type="string" table:style-name="ce1">
            <text:p>(81) 99941-22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887-661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Josélia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400000000000006" table:style-name="ce1">
            <text:p>67,4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10/8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ERCIA ARAUJO DE LIMA</text:p>
          </table:table-cell>
          <table:table-cell office:value-type="date" office:date-value="1985-09-10T00:00:00" table:style-name="ce2">
            <text:p>10/09/1985</text:p>
          </table:table-cell>
          <table:table-cell office:value-type="string" table:style-name="ce1">
            <text:p>39 anos e 11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9.258.904-85</text:p>
          </table:table-cell>
          <table:table-cell office:value-type="float" office:value="702108892840770" table:style-name="ce1">
            <text:p>7,02109E+14</text:p>
          </table:table-cell>
          <table:table-cell office:value-type="string" table:style-name="ce1">
            <text:p>(89) 99453-10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urupá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.3" table:style-name="ce1">
            <text:p>105,3</text:p>
          </table:table-cell>
          <table:table-cell office:value-type="float" office:value="170" table:style-name="ce1">
            <text:p>17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135/86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EROLA CARLA VIDAL DA SILVA</text:p>
          </table:table-cell>
          <table:table-cell office:value-type="date" office:date-value="2009-07-13T00:00:00" table:style-name="ce2">
            <text:p>13/07/2009</text:p>
          </table:table-cell>
          <table:table-cell office:value-type="string" table:style-name="ce1">
            <text:p>16 anos e 1 mê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7.186.944-19</text:p>
          </table:table-cell>
          <table:table-cell office:value-type="float" office:value="708006803710025" table:style-name="ce1">
            <text:p>7,08007E+14</text:p>
          </table:table-cell>
          <table:table-cell office:value-type="string" table:style-name="ce1">
            <text:p>(81) 99907-0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Josélia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9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3" table:style-name="ce1">
            <text:p>66,3</text:p>
          </table:table-cell>
          <table:table-cell office:value-type="float" office:value="165" table:style-name="ce1">
            <text:p>165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102/56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FERREIRA ARAUJO DE OLIVEIRA</text:p>
          </table:table-cell>
          <table:table-cell office:value-type="date" office:date-value="2010-01-12T00:00:00" table:style-name="ce2">
            <text:p>12/01/2010</text:p>
          </table:table-cell>
          <table:table-cell office:value-type="string" table:style-name="ce1">
            <text:p>15 anos e 7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0.346.144-02</text:p>
          </table:table-cell>
          <table:table-cell office:value-type="float" office:value="898005926439029" table:style-name="ce1">
            <text:p>8,98006E+14</text:p>
          </table:table-cell>
          <table:table-cell office:value-type="string" table:style-name="ce1">
            <text:p>(81) 99140-30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355-607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Do comissário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66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7" table:style-name="ce1">
            <text:p>57,7</text:p>
          </table:table-cell>
          <table:table-cell office:value-type="float" office:value="160" table:style-name="ce1">
            <text:p>160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97/65</text:p>
          </table:table-cell>
          <table:table-cell office:value-type="date" office:date-value="2025-02-18T00:00:00" table:style-name="ce2">
            <text:p>18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JESSICA FERREIRA DA SILVA</text:p>
          </table:table-cell>
          <table:table-cell office:value-type="date" office:date-value="1999-08-15T00:00:00" table:style-name="ce2">
            <text:p>15/08/1999</text:p>
          </table:table-cell>
          <table:table-cell office:value-type="string" table:style-name="ce1">
            <text:p>26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9.802.034-82</text:p>
          </table:table-cell>
          <table:table-cell office:value-type="float" office:value="700306954568432" table:style-name="ce1">
            <text:p>7,00307E+14</text:p>
          </table:table-cell>
          <table:table-cell office:value-type="string" table:style-name="ce1">
            <text:p>(81) 9112-80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Josélia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9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68" table:style-name="ce1">
            <text:p>168</text:p>
          </table:table-cell>
          <table:table-cell office:value-type="date" office:date-value="2025-01-21T00:00:00" table:style-name="ce2">
            <text:p>21/01/2025</text:p>
          </table:table-cell>
          <table:table-cell office:value-type="string" table:style-name="ce1">
            <text:p>98/60</text:p>
          </table:table-cell>
          <table:table-cell office:value-type="date" office:date-value="2024-12-03T00:00:00" table:style-name="ce2">
            <text:p>03/12/2024</text:p>
          </table:table-cell>
          <table:table-cell office:value-type="string" table:style-name="ce1">
            <text:p>Habitual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CARLA LUCAS DE OLIVEIRA</text:p>
          </table:table-cell>
          <table:table-cell office:value-type="date" office:date-value="1996-09-29T00:00:00" table:style-name="ce2">
            <text:p>29/09/1996</text:p>
          </table:table-cell>
          <table:table-cell office:value-type="string" table:style-name="ce1">
            <text:p>28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8.677.254-78</text:p>
          </table:table-cell>
          <table:table-cell office:value-type="float" office:value="709800067314296" table:style-name="ce1">
            <text:p>7,098E+14</text:p>
          </table:table-cell>
          <table:table-cell office:value-type="string" table:style-name="ce1">
            <text:p>(81) 98665-39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3 corrego do leoncio</text:p>
          </table:table-cell>
          <table:table-cell office:value-type="string" table:style-name="ce1">
            <text:p>113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42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599999999999994" table:style-name="ce1">
            <text:p>68,6</text:p>
          </table:table-cell>
          <table:table-cell office:value-type="float" office:value="148" table:style-name="ce1">
            <text:p>148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113/72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COELHO FERRAZ</text:p>
          </table:table-cell>
          <table:table-cell office:value-type="date" office:date-value="2000-07-06T00:00:00" table:style-name="ce2">
            <text:p>06/07/2000</text:p>
          </table:table-cell>
          <table:table-cell office:value-type="string" table:style-name="ce1">
            <text:p>25 anos e 1 mê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557.334-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28-54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10/8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IZABEL DA SILVA MARINHO CARDOSO GOMES</text:p>
          </table:table-cell>
          <table:table-cell office:value-type="date" office:date-value="1986-06-04T00:00:00" table:style-name="ce2">
            <text:p>04/06/1986</text:p>
          </table:table-cell>
          <table:table-cell office:value-type="string" table:style-name="ce1">
            <text:p>39 anos e 2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13.751.324-07</text:p>
          </table:table-cell>
          <table:table-cell office:value-type="float" office:value="700001833812500" table:style-name="ce1">
            <text:p>7,00002E+14</text:p>
          </table:table-cell>
          <table:table-cell office:value-type="string" table:style-name="ce1">
            <text:p>(81) 99506-10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3.2" table:style-name="ce1">
            <text:p>113,2</text:p>
          </table:table-cell>
          <table:table-cell office:value-type="float" office:value="165" table:style-name="ce1">
            <text:p>165</text:p>
          </table:table-cell>
          <table:table-cell office:value-type="date" office:date-value="2025-05-16T00:00:00" table:style-name="ce2">
            <text:p>16/05/20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BERTA COSTA SILVA</text:p>
          </table:table-cell>
          <table:table-cell office:value-type="date" office:date-value="1993-04-15T00:00:00" table:style-name="ce2">
            <text:p>15/04/1993</text:p>
          </table:table-cell>
          <table:table-cell office:value-type="string" table:style-name="ce1">
            <text:p>32 anos e 4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012.734-70</text:p>
          </table:table-cell>
          <table:table-cell office:value-type="float" office:value="700005924235607" table:style-name="ce1">
            <text:p>7,00006E+14</text:p>
          </table:table-cell>
          <table:table-cell office:value-type="string" table:style-name="ce1">
            <text:p>(81) 9930-38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emeni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9" table:style-name="ce1">
            <text:p>59,9</text:p>
          </table:table-cell>
          <table:table-cell office:value-type="float" office:value="160" table:style-name="ce1">
            <text:p>1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05/65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3:24Z</meta:creation-date>
    <dc:date>2025-09-16T19:33:25Z</dc:date>
  </office:meta>
</office:document-meta>
</file>